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 table:number-columns-spanned="3" table:number-rows-spanned="1">
            <text:p>beat detector model</text:p>
          </table:table-cell>
          <table:covered-table-cell table:number-columns-repeated="2"/>
          <table:table-cell office:value-type="float" office:value="0.46225" calcext:value-type="float">
            <text:p>0.4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46075" calcext:value-type="float">
            <text:p>0.4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9:45:05.839713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2-26T20:20:35.055571975</dc:date>
    <meta:editing-duration>PT5H9M22S</meta:editing-duration>
    <meta:editing-cycles>5</meta:editing-cycles>
    <meta:generator>LibreOffice/5.1.6.2$Linux_X86_64 LibreOffice_project/10m0$Build-2</meta:generator>
    <meta:document-statistic meta:table-count="1" meta:cell-count="47" meta:object-count="0"/>
  </office:meta>
</office:document-meta>
</file>